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8">
      <style:paragraph-properties fo:margin-left="0.5in" fo:margin-right="0in" fo:text-indent="-0.25in" style:auto-text-indent="false"/>
    </style:style>
    <style:style style:name="P2" style:family="paragraph" style:parent-style-name="Standard" style:list-style-name="WWNum16">
      <style:paragraph-properties fo:margin-left="0.5in" fo:margin-right="0in" fo:text-indent="-0.25in" style:auto-text-indent="false"/>
    </style:style>
    <style:style style:name="P3" style:family="paragraph" style:parent-style-name="Standard" style:list-style-name="WWNum39">
      <style:paragraph-properties fo:margin-left="1in" fo:margin-right="0in" fo:text-indent="-0.25in" style:auto-text-indent="false"/>
    </style:style>
    <style:style style:name="P4" style:family="paragraph" style:parent-style-name="Standard" style:list-style-name="WWNum42">
      <style:paragraph-properties fo:margin-left="1in" fo:margin-right="0in" fo:text-indent="-0.25in" style:auto-text-indent="false"/>
    </style:style>
    <style:style style:name="P5" style:family="paragraph" style:parent-style-name="Standard" style:list-style-name="WWNum11">
      <style:paragraph-properties fo:margin-left="1in" fo:margin-right="0in" fo:text-indent="-0.25in" style:auto-text-indent="false"/>
    </style:style>
    <style:style style:name="P6" style:family="paragraph" style:parent-style-name="Standard" style:list-style-name="WWNum30">
      <style:paragraph-properties fo:margin-left="1in" fo:margin-right="0in" fo:text-indent="-0.25in" style:auto-text-indent="false"/>
    </style:style>
    <style:style style:name="P7" style:family="paragraph" style:parent-style-name="Standard" style:list-style-name="WWNum20">
      <style:paragraph-properties fo:margin-left="1in" fo:margin-right="0in" fo:text-indent="-0.25in" style:auto-text-indent="false"/>
    </style:style>
    <style:style style:name="P8" style:family="paragraph" style:parent-style-name="Standard" style:list-style-name="WWNum8">
      <style:paragraph-properties fo:margin-left="1in" fo:margin-right="0in" fo:text-indent="-0.25in" style:auto-text-indent="false"/>
    </style:style>
    <style:style style:name="P9" style:family="paragraph" style:parent-style-name="Standard" style:list-style-name="WWNum13">
      <style:paragraph-properties fo:margin-left="1in" fo:margin-right="0in" fo:text-indent="-0.25in" style:auto-text-indent="false"/>
    </style:style>
    <style:style style:name="P10" style:family="paragraph" style:parent-style-name="Standard" style:list-style-name="WWNum53">
      <style:paragraph-properties fo:margin-left="1in" fo:margin-right="0in" fo:text-indent="-0.25in" style:auto-text-indent="false"/>
    </style:style>
    <style:style style:name="P11" style:family="paragraph" style:parent-style-name="Standard" style:list-style-name="WWNum25">
      <style:paragraph-properties fo:margin-left="1in" fo:margin-right="0in" fo:text-indent="-0.25in" style:auto-text-indent="false"/>
    </style:style>
    <style:style style:name="P12" style:family="paragraph" style:parent-style-name="Standard" style:list-style-name="WWNum24">
      <style:paragraph-properties fo:margin-left="1in" fo:margin-right="0in" fo:text-indent="-0.25in" style:auto-text-indent="false"/>
    </style:style>
    <style:style style:name="P13" style:family="paragraph" style:parent-style-name="Standard" style:list-style-name="WWNum34">
      <style:paragraph-properties fo:margin-left="1in" fo:margin-right="0in" fo:text-indent="-0.25in" style:auto-text-indent="false"/>
    </style:style>
    <style:style style:name="P14" style:family="paragraph" style:parent-style-name="Standard" style:list-style-name="WWNum12">
      <style:paragraph-properties fo:margin-left="1in" fo:margin-right="0in" fo:text-indent="-0.25in" style:auto-text-indent="false"/>
    </style:style>
    <style:style style:name="P15" style:family="paragraph" style:parent-style-name="Standard" style:list-style-name="WWNum43">
      <style:paragraph-properties fo:margin-left="1in" fo:margin-right="0in" fo:text-indent="-0.25in" style:auto-text-indent="false"/>
    </style:style>
    <style:style style:name="P16" style:family="paragraph" style:parent-style-name="Standard" style:list-style-name="WWNum23">
      <style:paragraph-properties fo:margin-left="1in" fo:margin-right="0in" fo:text-indent="-0.25in" style:auto-text-indent="false"/>
    </style:style>
    <style:style style:name="P17" style:family="paragraph" style:parent-style-name="Standard" style:list-style-name="WWNum29">
      <style:paragraph-properties fo:margin-left="1in" fo:margin-right="0in" fo:text-indent="-0.25in" style:auto-text-indent="false"/>
    </style:style>
    <style:style style:name="P18" style:family="paragraph" style:parent-style-name="Standard" style:list-style-name="WWNum35">
      <style:paragraph-properties fo:margin-left="1in" fo:margin-right="0in" fo:text-indent="-0.25in" style:auto-text-indent="false"/>
    </style:style>
    <style:style style:name="P19" style:family="paragraph" style:parent-style-name="Standard" style:list-style-name="WWNum26">
      <style:paragraph-properties fo:margin-left="1in" fo:margin-right="0in" fo:text-indent="-0.25in" style:auto-text-indent="false"/>
    </style:style>
    <style:style style:name="P20" style:family="paragraph" style:parent-style-name="Standard" style:list-style-name="WWNum21">
      <style:paragraph-properties fo:margin-left="1in" fo:margin-right="0in" fo:text-indent="-0.25in" style:auto-text-indent="false"/>
    </style:style>
    <style:style style:name="P21" style:family="paragraph" style:parent-style-name="Standard" style:list-style-name="WWNum19">
      <style:paragraph-properties fo:margin-left="1in" fo:margin-right="0in" fo:text-indent="-0.25in" style:auto-text-indent="false"/>
    </style:style>
    <style:style style:name="P22" style:family="paragraph" style:parent-style-name="Standard" style:list-style-name="WWNum44">
      <style:paragraph-properties fo:margin-left="1in" fo:margin-right="0in" fo:text-indent="-0.25in" style:auto-text-indent="false"/>
    </style:style>
    <style:style style:name="P23" style:family="paragraph" style:parent-style-name="Standard" style:list-style-name="WWNum18">
      <style:paragraph-properties fo:margin-left="1in" fo:margin-right="0in" fo:text-indent="-0.25in" style:auto-text-indent="false"/>
    </style:style>
    <style:style style:name="P24" style:family="paragraph" style:parent-style-name="Standard" style:list-style-name="WWNum51">
      <style:paragraph-properties fo:margin-left="1in" fo:margin-right="0in" fo:text-indent="-0.25in" style:auto-text-indent="false"/>
    </style:style>
    <style:style style:name="P25" style:family="paragraph" style:parent-style-name="Standard" style:list-style-name="WWNum10">
      <style:paragraph-properties fo:margin-left="1in" fo:margin-right="0in" fo:text-indent="-0.25in" style:auto-text-indent="false"/>
    </style:style>
    <style:style style:name="P26" style:family="paragraph" style:parent-style-name="Standard" style:list-style-name="WWNum31">
      <style:paragraph-properties fo:margin-left="1in" fo:margin-right="0in" fo:text-indent="-0.25in" style:auto-text-indent="false"/>
    </style:style>
    <style:style style:name="P27" style:family="paragraph" style:parent-style-name="Standard" style:list-style-name="WWNum4">
      <style:paragraph-properties fo:margin-left="1in" fo:margin-right="0in" fo:text-indent="-0.25in" style:auto-text-indent="false"/>
    </style:style>
    <style:style style:name="P28" style:family="paragraph" style:parent-style-name="Standard" style:list-style-name="WWNum17">
      <style:paragraph-properties fo:margin-left="1in" fo:margin-right="0in" fo:text-indent="-0.25in" style:auto-text-indent="false"/>
    </style:style>
    <style:style style:name="P29" style:family="paragraph" style:parent-style-name="Standard" style:list-style-name="WWNum7">
      <style:paragraph-properties fo:margin-left="1in" fo:margin-right="0in" fo:text-indent="-0.25in" style:auto-text-indent="false"/>
    </style:style>
    <style:style style:name="P30" style:family="paragraph" style:parent-style-name="Standard" style:list-style-name="WWNum50">
      <style:paragraph-properties fo:margin-left="1in" fo:margin-right="0in" fo:text-indent="-0.25in" style:auto-text-indent="false"/>
    </style:style>
    <style:style style:name="P31" style:family="paragraph" style:parent-style-name="Standard" style:list-style-name="WWNum54">
      <style:paragraph-properties fo:margin-left="1in" fo:margin-right="0in" fo:text-indent="-0.25in" style:auto-text-indent="false"/>
    </style:style>
    <style:style style:name="P32" style:family="paragraph" style:parent-style-name="Standard" style:list-style-name="WWNum6">
      <style:paragraph-properties fo:margin-left="1in" fo:margin-right="0in" fo:text-indent="-0.25in" style:auto-text-indent="false"/>
    </style:style>
    <style:style style:name="P33" style:family="paragraph" style:parent-style-name="Standard" style:list-style-name="WWNum9">
      <style:paragraph-properties fo:margin-left="1in" fo:margin-right="0in" fo:text-indent="-0.25in" style:auto-text-indent="false"/>
    </style:style>
    <style:style style:name="P34" style:family="paragraph" style:parent-style-name="Standard" style:list-style-name="WWNum41">
      <style:paragraph-properties fo:margin-left="1in" fo:margin-right="0in" fo:text-indent="-0.25in" style:auto-text-indent="false"/>
    </style:style>
    <style:style style:name="P35" style:family="paragraph" style:parent-style-name="Standard" style:list-style-name="WWNum2">
      <style:paragraph-properties fo:margin-left="1in" fo:margin-right="0in" fo:text-indent="-0.25in" style:auto-text-indent="false"/>
    </style:style>
    <style:style style:name="P36" style:family="paragraph" style:parent-style-name="Standard" style:list-style-name="WWNum45">
      <style:paragraph-properties fo:margin-left="1in" fo:margin-right="0in" fo:text-indent="-0.25in" style:auto-text-indent="false"/>
    </style:style>
    <style:style style:name="P37" style:family="paragraph" style:parent-style-name="Standard" style:list-style-name="WWNum32">
      <style:paragraph-properties fo:margin-left="1in" fo:margin-right="0in" fo:text-indent="-0.25in" style:auto-text-indent="false"/>
    </style:style>
    <style:style style:name="P38" style:family="paragraph" style:parent-style-name="Standard" style:list-style-name="WWNum46">
      <style:paragraph-properties fo:margin-left="1in" fo:margin-right="0in" fo:text-indent="-0.25in" style:auto-text-indent="false"/>
    </style:style>
    <style:style style:name="P39" style:family="paragraph" style:parent-style-name="Standard" style:list-style-name="WWNum33">
      <style:paragraph-properties fo:margin-left="1in" fo:margin-right="0in" fo:text-indent="-0.25in" style:auto-text-indent="false"/>
    </style:style>
    <style:style style:name="P40" style:family="paragraph" style:parent-style-name="Standard" style:list-style-name="WWNum37">
      <style:paragraph-properties fo:margin-left="1in" fo:margin-right="0in" fo:text-indent="-0.25in" style:auto-text-indent="false"/>
    </style:style>
    <style:style style:name="P41" style:family="paragraph" style:parent-style-name="Standard" style:list-style-name="WWNum36">
      <style:paragraph-properties fo:margin-left="1in" fo:margin-right="0in" fo:text-indent="-0.25in" style:auto-text-indent="false"/>
    </style:style>
    <style:style style:name="P42" style:family="paragraph" style:parent-style-name="Standard" style:list-style-name="WWNum56">
      <style:paragraph-properties fo:margin-left="1in" fo:margin-right="0in" fo:text-indent="-0.25in" style:auto-text-indent="false"/>
    </style:style>
    <style:style style:name="P43" style:family="paragraph" style:parent-style-name="Standard" style:list-style-name="WWNum22">
      <style:paragraph-properties fo:margin-left="1in" fo:margin-right="0in" fo:text-indent="-0.25in" style:auto-text-indent="false"/>
    </style:style>
    <style:style style:name="P44" style:family="paragraph" style:parent-style-name="Standard" style:list-style-name="WWNum22">
      <style:paragraph-properties fo:margin-left="1in" fo:margin-right="0in" fo:text-indent="-0.25in" style:auto-text-indent="false"/>
      <style:text-properties style:text-underline-style="none"/>
    </style:style>
    <style:style style:name="P45" style:family="paragraph" style:parent-style-name="Standard" style:list-style-name="WWNum40">
      <style:paragraph-properties fo:margin-left="1in" fo:margin-right="0in" fo:text-indent="-0.25in" style:auto-text-indent="false"/>
    </style:style>
    <style:style style:name="P46" style:family="paragraph" style:parent-style-name="Standard" style:list-style-name="WWNum55">
      <style:paragraph-properties fo:margin-left="1in" fo:margin-right="0in" fo:text-indent="-0.25in" style:auto-text-indent="false"/>
    </style:style>
    <style:style style:name="P47" style:family="paragraph" style:parent-style-name="Standard" style:list-style-name="WWNum49">
      <style:paragraph-properties fo:margin-left="1in" fo:margin-right="0in" fo:text-indent="-0.25in" style:auto-text-indent="false"/>
    </style:style>
    <style:style style:name="P48" style:family="paragraph" style:parent-style-name="Standard" style:list-style-name="WWNum27">
      <style:paragraph-properties fo:margin-left="1in" fo:margin-right="0in" fo:text-indent="-0.25in" style:auto-text-indent="false"/>
    </style:style>
    <style:style style:name="P49" style:family="paragraph" style:parent-style-name="Standard" style:list-style-name="WWNum5">
      <style:paragraph-properties fo:margin-left="1in" fo:margin-right="0in" fo:text-indent="-0.25in" style:auto-text-indent="false"/>
    </style:style>
    <style:style style:name="P50" style:family="paragraph" style:parent-style-name="Standard" style:list-style-name="WWNum28">
      <style:paragraph-properties fo:margin-left="1in" fo:margin-right="0in" fo:text-indent="-0.25in" style:auto-text-indent="false"/>
    </style:style>
    <style:style style:name="P51" style:family="paragraph" style:parent-style-name="Standard" style:list-style-name="WWNum3">
      <style:paragraph-properties fo:margin-left="1in" fo:margin-right="0in" fo:text-indent="-0.25in" style:auto-text-indent="false"/>
    </style:style>
    <style:style style:name="P52" style:family="paragraph" style:parent-style-name="Standard" style:list-style-name="WWNum58">
      <style:paragraph-properties fo:margin-left="1in" fo:margin-right="0in" fo:text-indent="-0.25in" style:auto-text-indent="false"/>
    </style:style>
    <style:style style:name="P53" style:family="paragraph" style:parent-style-name="Standard" style:list-style-name="WWNum52">
      <style:paragraph-properties fo:margin-left="1in" fo:margin-right="0in" fo:text-indent="-0.25in" style:auto-text-indent="false"/>
    </style:style>
    <style:style style:name="P54" style:family="paragraph" style:parent-style-name="Standard" style:list-style-name="WWNum48">
      <style:paragraph-properties fo:margin-left="1in" fo:margin-right="0in" fo:text-indent="-0.25in" style:auto-text-indent="false"/>
    </style:style>
    <style:style style:name="P55" style:family="paragraph" style:parent-style-name="Standard" style:list-style-name="WWNum57">
      <style:paragraph-properties fo:margin-left="1in" fo:margin-right="0in" fo:text-indent="-0.25in" style:auto-text-indent="false"/>
    </style:style>
    <style:style style:name="P56" style:family="paragraph" style:parent-style-name="Standard" style:list-style-name="WWNum47">
      <style:paragraph-properties fo:margin-left="1in" fo:margin-right="0in" fo:text-indent="-0.25in" style:auto-text-indent="false"/>
    </style:style>
    <style:style style:name="P57" style:family="paragraph" style:parent-style-name="Standard" style:list-style-name="WWNum1">
      <style:paragraph-properties fo:margin-left="1in" fo:margin-right="0in" fo:text-indent="-0.25in" style:auto-text-indent="false"/>
    </style:style>
    <style:style style:name="P58" style:family="paragraph" style:parent-style-name="Standard" style:list-style-name="WWNum14">
      <style:paragraph-properties fo:margin-left="1in" fo:margin-right="0in" fo:text-indent="-0.25in" style:auto-text-indent="false"/>
    </style:style>
    <style:style style:name="P59" style:family="paragraph" style:parent-style-name="Standard" style:list-style-name="WWNum11">
      <style:paragraph-properties fo:margin-left="1.5in" fo:margin-right="0in" fo:text-indent="-0.25in" style:auto-text-indent="false"/>
    </style:style>
    <style:style style:name="P60" style:family="paragraph" style:parent-style-name="Standard" style:list-style-name="WWNum20">
      <style:paragraph-properties fo:margin-left="1.5in" fo:margin-right="0in" fo:text-indent="-0.25in" style:auto-text-indent="false"/>
    </style:style>
    <style:style style:name="P61" style:family="paragraph" style:parent-style-name="Standard" style:list-style-name="WWNum34">
      <style:paragraph-properties fo:margin-left="1.5in" fo:margin-right="0in" fo:text-indent="-0.25in" style:auto-text-indent="false"/>
    </style:style>
    <style:style style:name="P62" style:family="paragraph" style:parent-style-name="Standard" style:list-style-name="WWNum54">
      <style:paragraph-properties fo:margin-left="1.5in" fo:margin-right="0in" fo:text-indent="-0.25in" style:auto-text-indent="false"/>
    </style:style>
    <style:style style:name="P63" style:family="paragraph" style:parent-style-name="Standard" style:list-style-name="WWNum27">
      <style:paragraph-properties fo:margin-left="1.5in" fo:margin-right="0in" fo:text-indent="-0.25in" style:auto-text-indent="false"/>
    </style:style>
    <style:style style:name="P64" style:family="paragraph" style:parent-style-name="Standard" style:list-style-name="WWNum38">
      <style:paragraph-properties fo:margin-left="1.5in" fo:margin-right="0in" fo:text-indent="-0.25in" style:auto-text-indent="false"/>
    </style:style>
    <style:style style:name="P65" style:family="paragraph" style:parent-style-name="Standard">
      <style:paragraph-properties fo:margin-left="1.5in" fo:margin-right="0in" fo:text-indent="0in" style:auto-text-indent="false"/>
    </style:style>
    <style:style style:name="P66" style:family="paragraph" style:parent-style-name="Standard" style:list-style-name="WWNum15">
      <style:paragraph-properties fo:margin-left="2in" fo:margin-right="0in" fo:text-indent="-0.25in" style:auto-text-indent="false"/>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5in" fo:margin-right="0in" fo:text-indent="0in" style:auto-text-indent="false"/>
    </style:style>
    <style:style style:name="P69" style:family="paragraph" style:parent-style-name="Standard">
      <style:paragraph-properties fo:margin-left="0in" fo:margin-right="0in" fo:text-indent="0.5in" style:auto-text-indent="false"/>
    </style:style>
    <style:style style:name="P70" style:family="paragraph" style:parent-style-name="Standard">
      <style:paragraph-properties fo:margin-left="0in" fo:margin-right="0in" fo:text-indent="0.5in" style:auto-text-indent="false"/>
    </style:style>
    <style:style style:name="P71" style:family="paragraph" style:parent-style-name="Standard">
      <style:paragraph-properties fo:margin-left="1in" fo:margin-right="0in" fo:text-indent="0in" style:auto-text-indent="false"/>
    </style:style>
    <style:style style:name="P72"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font-weight="bold" fo:background-color="#ff9900" loext:char-shading-value="0" style:font-weight-asian="bold"/>
    </style:style>
    <style:style style:name="T4" style:family="text">
      <style:text-properties fo:font-weight="bold" fo:background-color="#fff2cc" loext:char-shading-value="0" style:font-weight-asian="bold"/>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style:text-underline-style="none" fo:font-weight="bold" style:font-weight-asian="bold" fo:background-color="#ffff00"/>
    </style:style>
    <style:style style:name="T8" style:family="text">
      <style:text-properties fo:font-style="italic" fo:font-weight="bold" style:font-style-asian="italic" style:font-weight-asian="bold"/>
    </style:style>
    <style:style style:name="T9" style:family="text">
      <style:text-properties fo:background-color="#ffff00"/>
    </style:style>
    <style:style style:name="T10" style:family="text">
      <style:text-properties fo:background-color="#fff2c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Neural Networks - otázky vymyšlené jako poznámky z přednášek a slidů (NEJSOU nijak postavené na tom, jak pak vypadá zkouška). Žlutě je zvýrazněné, co se říkalo, že určitě musíme umět. Otázky rozhodně <text:span text:style-name="T1">nestačí k projití zkoušky,</text:span> je třeba se naučit všechno odvozování backpropagace u MLP, CNN, RNN; zdůvodnění logistic sigmoid, cross-entropy a square error.</text:p>
      <text:p text:style-name="Standard"/>
      <text:list xml:id="list2280015251" text:style-name="WWNum38">
        <text:list-item>
          <text:p text:style-name="P1"><text:span text:style-name="T1">What are basic attributes of learning algorithms? (p. 6)</text:span></text:p>
        </text:list-item>
      </text:list>
      <text:list xml:id="list2208934361" text:style-name="WWNum39">
        <text:list-item>
          <text:p text:style-name="P3"><text:span text:style-name="T1">representation:</text:span> ability to recognize inner structure of training data</text:p>
        </text:list-item>
        <text:list-item>
          <text:p text:style-name="P3"><text:span text:style-name="T1">generalization:</text:span> ability to work properly on new data</text:p>
        </text:list-item>
      </text:list>
      <text:list xml:id="list232237897651752" text:continue-list="list2280015251" text:style-name="WWNum38">
        <text:list-item>
          <text:p text:style-name="P1"><text:span text:style-name="T1">What are important features of neural networks? (p. 11)</text:span></text:p>
        </text:list-item>
      </text:list>
      <text:list xml:id="list3583290142" text:style-name="WWNum42">
        <text:list-item>
          <text:p text:style-name="P4">massive natural parallelism</text:p>
        </text:list-item>
        <text:list-item>
          <text:p text:style-name="P4">use simple units to form larger network and solve complex problems</text:p>
        </text:list-item>
        <text:list-item>
          <text:p text:style-name="P4">non-determinism</text:p>
        </text:list-item>
        <text:list-item>
          <text:p text:style-name="P4">learning</text:p>
        </text:list-item>
        <text:list-item>
          <text:p text:style-name="P4">generalisation</text:p>
        </text:list-item>
        <text:list-item>
          <text:p text:style-name="P4">robustness - a blurred photo will still be classified correctly</text:p>
        </text:list-item>
        <text:list-item>
          <text:p text:style-name="P4">graceful degradation - lost of few neurons … the network will still work quite well</text:p>
        </text:list-item>
      </text:list>
      <text:list xml:id="list232237904194366" text:continue-list="list232237897651752" text:style-name="WWNum38">
        <text:list-item>
          <text:p text:style-name="P1"><text:span text:style-name="T1">Basic description of biological neural system</text:span></text:p>
        </text:list-item>
      </text:list>
      <text:list xml:id="list3305414163" text:style-name="WWNum11">
        <text:list-item>
          <text:p text:style-name="P5">brain cell neuron has dendrites and one long axon</text:p>
        </text:list-item>
        <text:list-item>
          <text:p text:style-name="P5">it gets stimulation from other neurons and when the amount of the stimulation pass some threshold, it will pass the signal by the axon to some other neuron</text:p>
        </text:list-item>
        <text:list-item>
          <text:p text:style-name="P5">each neuron is connected to cca 10^4 neurons</text:p>
        </text:list-item>
        <text:list-item>
          <text:p text:style-name="P5">overall neural system:</text:p>
          <text:list>
            <text:list-item>
              <text:p text:style-name="P59">external stimulus is received by senses</text:p>
            </text:list-item>
            <text:list-item>
              <text:p text:style-name="P59">through peripheral system to central system</text:p>
            </text:list-item>
            <text:list-item>
              <text:p text:style-name="P59"><text:soft-page-break/>in central system, the information is processed and the output signal is produced</text:p>
            </text:list-item>
            <text:list-item>
              <text:p text:style-name="P59">this goes to e.g. the muscles</text:p>
            </text:list-item>
          </text:list>
        </text:list-item>
      </text:list>
      <text:list xml:id="list232238317892079" text:continue-list="list232237904194366" text:style-name="WWNum38">
        <text:list-item>
          <text:p text:style-name="P1"><text:span text:style-name="T2">What is a formal neron? What is its geometrical interpretation?</text:span></text:p>
        </text:list-item>
      </text:list>
      <text:list xml:id="list4003711643" text:style-name="WWNum30">
        <text:list-item>
          <text:p text:style-name="P6">it is a very simplified model of the biological neuron</text:p>
        </text:list-item>
        <text:list-item>
          <text:p text:style-name="P6"><text:span text:style-name="T1">x1, x2, x3, …, xn</text:span> signals from other neurons</text:p>
        </text:list-item>
        <text:list-item>
          <text:p text:style-name="P6"><text:span text:style-name="T1">w1, w2, w3, …, wn </text:span>weights of the signal</text:p>
        </text:list-item>
        <text:list-item>
          <text:p text:style-name="P6"><text:span text:style-name="T1">ksi </text:span>… inner potential of the neuron; <text:span text:style-name="T1">ksi = </text:span>x1*w1 + x2*w2 + … + xn*wn (almost always)</text:p>
        </text:list-item>
        <text:list-item>
          <text:p text:style-name="P6"><text:span text:style-name="T1">y … output of the neuron, y = sigma(ksi)</text:span></text:p>
        </text:list-item>
        <text:list-item>
          <text:p text:style-name="P6">for example sigma(ksi) = 1 for ksi &gt;= h and 0 for ksi &lt; h, where h corresponds to the threshold as in the biological neuron (this is called unit step function, but different functions can be used)</text:p>
        </text:list-item>
      </text:list>
      <text:list xml:id="list232238955511556" text:continue-list="list232238317892079" text:style-name="WWNum38">
        <text:list-item>
          <text:p text:style-name="P1"><text:span text:style-name="T2">What is a formal neuron with bias?</text:span></text:p>
        </text:list-item>
      </text:list>
      <text:list xml:id="list2536370811" text:style-name="WWNum20">
        <text:list-item>
          <text:p text:style-name="P7">the threshold h is encoded as input from a<text:span text:style-name="T1"> neuron which has output value always 1 and weight -h,</text:span> x0, w0, ksi is sum for all x from x0 to xn</text:p>
        </text:list-item>
        <text:list-item>
          <text:p text:style-name="P7">then the unit step activation function is then sigma(ksi) = 0 for ksi &lt; 0 and 1 for ksi &gt;= 0</text:p>
        </text:list-item>
        <text:list-item>
          <text:p text:style-name="P7"><text:span text:style-name="T1">Geometrical interpretation:</text:span></text:p>
          <text:list>
            <text:list-item>
              <text:p text:style-name="P60"><text:span text:style-name="T1">středoškolská geometrie,</text:span> např. pro n = 2, je ksi == w0*x0 + w1*x1+w2*x2 = 0 přímka (c + w1*x + w2*y)</text:p>
            </text:list-item>
            <text:list-item>
              <text:p text:style-name="P60"><text:span text:style-name="T1">vektor (w1, w2)</text:span> je kolmý na tuto přímku</text:p>
            </text:list-item>
            <text:list-item>
              <text:p text:style-name="P60">tato přímka rozděluje rovinu na dvě poloroviny, kde ksi je + resp -</text:p>
            </text:list-item>
            <text:list-item>
              <text:p text:style-name="P60">vzdálenost bodu od přímky je dána vzorečkem:</text:p>
            </text:list-item>
          </text:list>
        </text:list-item>
      </text:list>
      <text:p text:style-name="P65">|w1*x + w2*y + w0*x0| / sqrt(w1^2 + w2^2)</text:p>
      <text:list xml:id="list3464200824" text:style-name="WWNum15">
        <text:list-item>
          <text:p text:style-name="P66">chceme-li zjistit vzdálenost této přímky od počátku, dosadíme tam (x,y) = (0,0)</text:p>
        </text:list-item>
        <text:list-item>
          <text:p text:style-name="P66">vzdálenost lib. bodu od přímky je tedy absolutní hodnota inner potenciálu vydělená velikostí vektoru vah</text:p>
        </text:list-item>
        <text:list-item>
          <text:p text:style-name="P66">obecná dimenze: místo přímky máme nadrovinu prostoru, jinak všechny vzorečky fungují stejně</text:p>
        </text:list-item>
      </text:list>
      <text:p text:style-name="P67"><text:soft-page-break/>proto jeden neuron může řešit problémy, které se dají přenést na problém rozdělení prostoru na dvě části (A, B)</text:p>
      <text:p text:style-name="P67">nemůže např. řešit XOR</text:p>
      <text:list xml:id="list232238897840856" text:continue-list="list232238955511556" text:style-name="WWNum38">
        <text:list-item>
          <text:p text:style-name="P1"><text:span text:style-name="T1">What is a neural network, which features do we specify?</text:span></text:p>
        </text:list-item>
      </text:list>
      <text:list xml:id="list2270539408" text:style-name="WWNum8">
        <text:list-item>
          <text:p text:style-name="P8">propojení více formálních neuronů tak, že output jednoho neuronu je inputem pro několik (jiných) neuronů</text:p>
        </text:list-item>
      </text:list>
      <text:list xml:id="list1353404720" text:style-name="WWNum13">
        <text:list-item>
          <text:p text:style-name="P9"><text:span text:style-name="T1">Architecture</text:span> - how are neurons connected</text:p>
        </text:list-item>
        <text:list-item>
          <text:p text:style-name="P9"><text:span text:style-name="T1">Activity </text:span>- how it produce outputs from inputs to outputs</text:p>
        </text:list-item>
        <text:list-item>
          <text:p text:style-name="P9"><text:span text:style-name="T1">Learning</text:span> - how it changes its weights</text:p>
        </text:list-item>
      </text:list>
      <text:list xml:id="list232239237708781" text:continue-list="list232238897840856" text:style-name="WWNum38">
        <text:list-item>
          <text:p text:style-name="P1"><text:span text:style-name="T1">How do we specify the architecture of a NN?</text:span></text:p>
        </text:list-item>
      </text:list>
      <text:list xml:id="list3498378624" text:style-name="WWNum53">
        <text:list-item>
          <text:p text:style-name="P10">znázorňujeme digrafem, kde vrcholy jsou neurony a hrany spojení mezi nimi</text:p>
        </text:list-item>
        <text:list-item>
          <text:p text:style-name="P10">tři typy neuronů: input, hidden and output (obecně může být neuron input i output zároveň)</text:p>
        </text:list-item>
        <text:list-item>
          <text:p text:style-name="P10">NN může být acyklická (feed-forward) nebo cyklická (rekurentní)</text:p>
        </text:list-item>
      </text:list>
      <text:list xml:id="list232238857241160" text:continue-list="list232239237708781" text:style-name="WWNum38">
        <text:list-item>
          <text:p text:style-name="P1"><text:span text:style-name="T1">MLP neural network, the convention in notation.</text:span></text:p>
        </text:list-item>
      </text:list>
      <text:list xml:id="list2217757466" text:style-name="WWNum25">
        <text:list-item>
          <text:p text:style-name="P11"><text:span text:style-name="T1">neuronová síť, kdy každý neuron z i-té vrstvy je spojen s každým neuronem z (i+1)-té vrstvy</text:span></text:p>
        </text:list-item>
        <text:list-item>
          <text:p text:style-name="P11">vrstvy jsou číslovány od 0 (0tá je input vrstva)</text:p>
        </text:list-item>
        <text:list-item>
          <text:p text:style-name="P11">typicky je specifikována počtem neuronů v každé vrstvě, např. 2-4-3-2</text:p>
        </text:list-item>
      </text:list>
      <text:list xml:id="list232239550533454" text:continue-list="list232238857241160" text:style-name="WWNum38">
        <text:list-item>
          <text:p text:style-name="P1"><text:span text:style-name="T2">What is state, state-space, input, input space, initial state</text:span></text:p>
        </text:list-item>
      </text:list>
      <text:p text:style-name="P68"><text:span text:style-name="T2">convention: n neurons, k input, l output</text:span></text:p>
      <text:list xml:id="list1785003163" text:style-name="WWNum24">
        <text:list-item>
          <text:p text:style-name="P12">state: vector of output values of all neurons</text:p>
        </text:list-item>
        <text:list-item>
          <text:p text:style-name="P12">state-space: set of all states</text:p>
        </text:list-item>
        <text:list-item>
          <text:p text:style-name="P12">input: vector of k <text:s/>real numbers</text:p>
        </text:list-item>
        <text:list-item>
          <text:p text:style-name="P12">input space: set of all network inputs</text:p>
        </text:list-item>
        <text:list-item>
          <text:p text:style-name="P12"><text:soft-page-break/>initial state: input neurons set to values from the network input, values of remaining neurons set to 0</text:p>
        </text:list-item>
      </text:list>
      <text:list xml:id="list232239201915962" text:continue-list="list232239550533454" text:style-name="WWNum38">
        <text:list-item>
          <text:p text:style-name="P1"><text:span text:style-name="T2">Acitivity/computation of NN</text:span></text:p>
        </text:list-item>
      </text:list>
      <text:list xml:id="list2488611434" text:style-name="WWNum34">
        <text:list-item>
          <text:p text:style-name="P13">výpočet NN, váhy jsou pevně dané, síť pouze počítá výsledné hodnoty na základě hodnot na vstupu</text:p>
        </text:list-item>
        <text:list-item>
          <text:p text:style-name="P13">typicky probíhá v diskrétních krocích</text:p>
          <text:list>
            <text:list-item>
              <text:p text:style-name="P61">je v<text:span text:style-name="T1">ybrána množina neuronů</text:span> na základě nějakého pravidla</text:p>
            </text:list-item>
            <text:list-item>
              <text:p text:style-name="P61">tyto neurony změní svůj stav <text:span text:style-name="T1">(prostě se vyhodnotí)</text:span></text:p>
            </text:list-item>
          </text:list>
        </text:list-item>
        <text:list-item>
          <text:p text:style-name="P13">výpočet je konečný na vstupu, jestliže, po konečně mnoha krocích už žádný neuron nezmění svůj stav, také říkáme, že <text:span text:style-name="T1">NN zastaví na vstupu x</text:span></text:p>
        </text:list-item>
        <text:list-item>
          <text:p text:style-name="P13"><text:span text:style-name="T1">v MLP: v i-tém kroku se vyhodnotí všechny neurony v i-té vrstvě</text:span></text:p>
        </text:list-item>
      </text:list>
      <text:list xml:id="list232238745904942" text:continue-list="list232239201915962" text:style-name="WWNum38">
        <text:list-item>
          <text:p text:style-name="P1"><text:span text:style-name="T1">Activity - semantics of a network (when it computes a function):</text:span></text:p>
        </text:list-item>
      </text:list>
      <text:p text:style-name="P68"><text:span text:style-name="T1">Definice. </text:span>Mějme NN s n neurony, k inputy a l outputy. Nechť A je podmnožina R^k a B je podmno6ina R^l a předpokládejme, že NN zastaví na každém prvku A. Pak říkáme, že NN počítá funkci F : A -&gt; B, jestliže pro každý vektor x platí, že F(x) (což je z B) je outputem NN poté, co její výpočet skončí na x.</text:p>
      <text:list xml:id="list232238630662425" text:continue-numbering="true" text:style-name="WWNum38">
        <text:list-item>
          <text:p text:style-name="P1"><text:span text:style-name="T1">Activity - inner potential and activity function</text:span></text:p>
        </text:list-item>
      </text:list>
      <text:p text:style-name="P68">Pokud není řečeno jinak, tak vnitřní potenciál neuronu s n šipkami mířícími do něj je ksi := w0 + w1*x1 + w2*x2 + … + wn*xn. Jsou i <text:s/>bizarní modely, kde je např. ksi := ||x - w|| (euklidovská norma)</text:p>
      <text:p text:style-name="P68"/>
      <text:p text:style-name="P68">Output neuronu se počítá tzv. aktivační funkcí, jejíž vstupem je vnitřní potenciál neuronu. Různé aktivační funkce:</text:p>
      <text:list xml:id="list89303777" text:style-name="WWNum12">
        <text:list-item>
          <text:p text:style-name="P14">unit-step funkce: sigma(ksi) = 1 if ksi &gt;= 0, jinak 0</text:p>
        </text:list-item>
        <text:list-item>
          <text:p text:style-name="P14">logistic sigmoid: sigma(ksi) = 1 / (1 + e^(-lambda*ksi)), kde lambda je steepness parametr</text:p>
        </text:list-item>
        <text:list-item>
          <text:p text:style-name="P14">hyperbolický tangens: sigma(ksi) = (1 - e^-ksi) / (1 + e^-ksi)</text:p>
        </text:list-item>
        <text:list-item>
          <text:p text:style-name="P14">ReLU: sigma(ksi) = ksi pro ksi &gt;= 0, 0 jinak (nebo taky max(ksi, 0)</text:p>
        </text:list-item>
      </text:list>
      <text:list xml:id="list232238292910927" text:continue-list="list232238630662425" text:style-name="WWNum38">
        <text:list-item>
          <text:p text:style-name="P1"><text:span text:style-name="T1">Activity - XOR</text:span></text:p>
        </text:list-item>
      </text:list>
      <text:p text:style-name="P68">umět zreprodukovat příklad s XORem</text:p>
      <text:list xml:id="list232239477531881" text:continue-numbering="true" text:style-name="WWNum38">
        <text:list-item>
          <text:p text:style-name="P1"><text:span text:style-name="T1">Activity - NN with cycles</text:span></text:p>
        </text:list-item>
      </text:list>
      <text:p text:style-name="P68"><text:soft-page-break/>umět zreprodukovat příklad s cyklickou sítí</text:p>
      <text:list xml:id="list232238219538369" text:continue-numbering="true" text:style-name="WWNum38">
        <text:list-item>
          <text:p text:style-name="P1"><text:span text:style-name="T1">Learning - configuration, weight-space, initial configuration</text:span></text:p>
        </text:list-item>
      </text:list>
      <text:p text:style-name="P68"><text:span text:style-name="T1">mějme NN s n neurony, k inputy a l outputy</text:span></text:p>
      <text:p text:style-name="P68"><text:span text:style-name="T1">konfigurace:</text:span> je vektor všech hodnot všech vah</text:p>
      <text:p text:style-name="P68"><text:span text:style-name="T1">weight-space: </text:span>množina všech konfigurací</text:p>
      <text:p text:style-name="P68"><text:span text:style-name="T1">initial configuration: </text:span>váhy jsou nejčastěji inicializované náhodně nebo s použitím sofistikovaného algoritmu</text:p>
      <text:list xml:id="list232238016270773" text:continue-numbering="true" text:style-name="WWNum38">
        <text:list-item>
          <text:p text:style-name="P1"><text:span text:style-name="T1">Learning algorithms - learning rule, supervised learning, unsupervised learning</text:span></text:p>
        </text:list-item>
      </text:list>
      <text:list xml:id="list2777200689" text:style-name="WWNum43">
        <text:list-item>
          <text:p text:style-name="P15"><text:span text:style-name="T1">learning rule</text:span> je pravidlo, kterým měníme váhy … chceme změnit konfiguraci sítě tak, aby počítala nějakou danou funkci.</text:p>
        </text:list-item>
        <text:list-item>
          <text:p text:style-name="P15"><text:span text:style-name="T1">supervised learning:</text:span> máme trénovací množinu (training examples), kde ke každému inputu je napsaný správný output, learning algoritmus se snaží najít konfiguraci, která koresponduje s training examples, typicky minimalizováním nějaké error funkce</text:p>
        </text:list-item>
        <text:list-item>
          <text:p text:style-name="P15">nevíme, co jsou správné outputy k daným inputům, <text:span text:style-name="T1">training set má pouze inputy, </text:span>cílem je zjistit distribuci inputů (clustering, deep belief sítě …)</text:p>
        </text:list-item>
      </text:list>
      <text:list xml:id="list232238354831180" text:continue-list="list232238016270773" text:style-name="WWNum38">
        <text:list-item>
          <text:p text:style-name="P1"><text:span text:style-name="T2">Expressive power of NN. How can we compute boolean functions by NN? AND, OR, NOT?</text:span></text:p>
        </text:list-item>
      </text:list>
      <text:p text:style-name="P68">(asi předpokládáme, že inputy jsou pouze vektory 0 a 1, aktivační funkce unit-step)</text:p>
      <text:p text:style-name="P68">Základní logické spojky AND, OR a NOT můžeme reprezentovat jako neurony</text:p>
      <text:list xml:id="list2122058124" text:style-name="WWNum23">
        <text:list-item>
          <text:p text:style-name="P16"><text:span text:style-name="T1">AND</text:span>: <text:span text:style-name="T1">všechny váhy jsou 1</text:span> kromě w0, která je<text:span text:style-name="T1"> -n </text:span>(n je počet vstupujících šipek)</text:p>
        </text:list-item>
        <text:list-item>
          <text:p text:style-name="P16"><text:span text:style-name="T1">OR</text:span>: všechny váhy jsou<text:span text:style-name="T1"> 1 kromě w0, která je -1</text:span></text:p>
        </text:list-item>
        <text:list-item>
          <text:p text:style-name="P16"><text:span text:style-name="T1">NOT</text:span>: je jenom jeden input s <text:span text:style-name="T1">vahou -1, w0 je 0</text:span></text:p>
        </text:list-item>
      </text:list>
      <text:p text:style-name="P67"><text:span text:style-name="T1"><text:tab/>booleovské funkce:</text:span> na vstupu vektor z 0 a 1, výstup je 0 nebo 1</text:p>
      <text:p text:style-name="P67"><text:tab/>Naivně můžeme každou booleovskou funkci počítat NN pomocí sestrojení NN “zevnitř ven”</text:p>
      <text:list xml:id="list232238348377448" text:continue-list="list232238354831180" text:style-name="WWNum38">
        <text:list-item>
          <text:p text:style-name="P1"><text:span text:style-name="T2">How many hidden layers do we need to be able express any boolean function?</text:span></text:p>
        </text:list-item>
      </text:list>
      <text:list xml:id="list2082156332" text:style-name="WWNum29">
        <text:list-item>
          <text:p text:style-name="P17"><text:span text:style-name="T1">using DNF or CNF</text:span><text:span text:style-name="T8"> </text:span>… we know that 2 hidden layers would satisfy</text:p>
        </text:list-item>
        <text:list-item>
          <text:p text:style-name="P17"><text:span text:style-name="T1">what about 1 hidden layer? </text:span>… implement the table</text:p>
        </text:list-item>
      </text:list>
      <text:list xml:id="list232239272380286" text:continue-list="list232238348377448" text:style-name="WWNum38">
        <text:list-item>
          <text:p text:style-name="P1"><text:soft-page-break/><text:span text:style-name="T2">What is the theorem about NN and boolean functions and two layer MLP?</text:span></text:p>
        </text:list-item>
      </text:list>
      <text:p text:style-name="P69"><text:span text:style-name="T1">Věta.</text:span> Každou booleovskou funkci můžeme počítat pomocí NN se dvěma vrstvami</text:p>
      <text:p text:style-name="Standard"><text:tab/><text:span text:style-name="T1">Důkaz. </text:span>Nechť funkce F bere n proměnných. Pro každou konfiguraci těchto proměnných (řádek v pravdivostní tabulce), kterých je 2^n vytvoříme neuron s n inputy, jejichž váhy budou: <text:span text:style-name="T1">w1, w2, … wn bude 1, jestliže v daném řádku je vi 1, -1, jestli je v tom řádku vi=0; w0 je - součet všech vi. </text:span>Všechny výstupy těchto neuronů<text:span text:style-name="T1"> spojíme funkcí OR</text:span>.</text:p>
      <text:list xml:id="list232238285738626" text:continue-numbering="true" text:style-name="WWNum38">
        <text:list-item>
          <text:p text:style-name="P1"><text:span text:style-name="T1">Which shapes can be defined by (finite) neural networks? How can we “prove” it? (Non-linear separation)</text:span></text:p>
        </text:list-item>
      </text:list>
      <text:list xml:id="list837729725" text:style-name="WWNum35">
        <text:list-item>
          <text:p text:style-name="P18">Lebesgue measurable (tedy prakticky všechny)</text:p>
        </text:list-item>
        <text:list-item>
          <text:p text:style-name="P18">pokryjeme chtěný útvar hyperkrychlemi (“dostatečně malými”)</text:p>
        </text:list-item>
        <text:list-item>
          <text:p text:style-name="P18">každou hyperkrychli můžeme vyjádřit pomocí 2 vrstvé NN (1 uvnitř 0 venku z této hyperkrychle)</text:p>
        </text:list-item>
        <text:list-item>
          <text:p text:style-name="P18">tyto “podsítě” spojíme neuronem implementujícím OR</text:p>
        </text:list-item>
      </text:list>
      <text:list xml:id="list232238062816585" text:continue-list="list232238285738626" text:style-name="WWNum38">
        <text:list-item>
          <text:p text:style-name="P1"><text:span text:style-name="T1">Which shapes can we define by 2 layers? Cybenko theorem.</text:span></text:p>
        </text:list-item>
      </text:list>
      <text:p text:style-name="P68">Nechť sigma je spojitá sigmoidní funkce, t.j. sigma(x) je 1 pro x -&gt; infty, sigma(x) = 0 pro x -&gt; -infty.</text:p>
      <text:p text:style-name="P68">Pro každou “rozumnou” množinu A, která je podmnožinou R^n existuje NN se dvěma vrstvami,kde každý neuron má sigmu jako aktivační funkci, která splňuje: </text:p>
      <text:p text:style-name="P68">Pro většinu vektorů v z R^n platí, že v je z A právě tehdy když výstup sítě na v je &gt; 0.</text:p>
      <text:list xml:id="list232238619640185" text:continue-numbering="true" text:style-name="WWNum38">
        <text:list-item>
          <text:p text:style-name="P1"><text:span text:style-name="T2"><text:s/>Function approximation - three layers. How can we construct an arbitrary function with 3 layer NN with sigmoid activation function.</text:span></text:p>
        </text:list-item>
      </text:list>
      <text:p text:style-name="P68">sigma = 1 / (1 + e^(-ksi))</text:p>
      <text:p text:style-name="P68">Pro každou spojitou funkci z R^n do R existuje 3vrstvá NN, která ji počítá. Tato NN vypadá tak, že:</text:p>
      <text:list xml:id="list310820070" text:style-name="WWNum26">
        <text:list-item>
          <text:p text:style-name="P19">output layer má jako aktivační funkci sigma(ksi)= ksi</text:p>
        </text:list-item>
        <text:list-item>
          <text:p text:style-name="P19">všechny zbylé neurony mají logistic sigmoid jako aktivační funkci</text:p>
        </text:list-item>
        <text:list-item>
          <text:p text:style-name="P19">idea: pomocí dvou sigmoid vytvoříme “kopeček”, celý graf funkce vyskládáme pomocí těchto kopečků</text:p>
        </text:list-item>
        <text:list-item>
          <text:p text:style-name="P19">pro každý bod (x, f(x)) je 1. vrstva … různě natočené sigmoidy, 2. vrstva jsou kopečky pro tyto body, třetí vrstva je weighted sum kopečků (něco jako OR)</text:p>
        </text:list-item>
      </text:list>
      <text:list xml:id="list232239430643044" text:continue-list="list232238619640185" text:style-name="WWNum38">
        <text:list-item>
          <text:p text:style-name="P1"><text:span text:style-name="T2">Cybenko theorem for functions. Why is it (NOT) useful?</text:span></text:p>
        </text:list-item>
      </text:list>
      <text:p text:style-name="P68">Každou spojitou funkci a pro každé eps. můžeme vyjádřit pomocí NN se sigmoidními aktivačními funkcemi a pouze dvěma vrstvami neuronů a to tak, že |f(v) - F(v)| &lt; eps pro každé v z R^n.</text:p>
      <text:p text:style-name="P68"><text:soft-page-break/>NN vytvořená takto by byla obrovská.</text:p>
      <text:list xml:id="list232238994749541" text:continue-numbering="true" text:style-name="WWNum38">
        <text:list-item>
          <text:p text:style-name="P1"><text:span text:style-name="T1">How can we use recurrent network for recognizing formal languages? (p. 51)</text:span></text:p>
        </text:list-item>
      </text:list>
      <text:p text:style-name="P68">Každé slovo zakódujeme do dvojkové soustavy, např. 1101 jako 0.1101 v bin</text:p>
      <text:p text:style-name="P68">sestrojíme množinu čísel odpovídajících danému jazyku a NN bude dávat &gt;0 outputy na těchto číslech </text:p>
      <text:list xml:id="list232238053375512" text:continue-numbering="true" text:style-name="WWNum38">
        <text:list-item>
          <text:p text:style-name="P1"><text:span text:style-name="T1">How can we obtain some “loops, while cycles etc.” with NN?</text:span></text:p>
        </text:list-item>
      </text:list>
      <text:p text:style-name="P68">asi pomocí<text:span text:style-name="T1"> recurrent NN</text:span></text:p>
      <text:list xml:id="list232237844369897" text:continue-numbering="true" text:style-name="WWNum38">
        <text:list-item>
          <text:p text:style-name="P1"><text:span text:style-name="T2">How can we compare computational power of NN and Turing machines? How do we encode words on 0,1 to numbers? Bounds for number of neurons? Recursively enum. language? Halting problem? Is there a universal network?</text:span></text:p>
        </text:list-item>
      </text:list>
      <text:p text:style-name="P68">Rekurentní NN s racionálními váhami jsou ekvivalentní Turingovým strojům. Pro každý rekurzivně spočetný jazyk existuje NN s méně než 1000 neurony, která rozpoznává L. Problém zastavení je nerozhodnutelný pro NN s alespoň 5 neurony. Existuje “univerzální” NN (podobně jako univerzální Turingův stroj).</text:p>
      <text:p text:style-name="P68">Rekurentní NN jsou “super-Turing powerful”.</text:p>
      <text:list xml:id="list232238892006939" text:continue-numbering="true" text:style-name="WWNum38">
        <text:list-item>
          <text:p text:style-name="P1"><text:span text:style-name="T1">Compare NN with “classical” computers.</text:span></text:p>
        </text:list-item>
      </text:list>
      <text:p text:style-name="P68"><text:span text:style-name="T1">NN: </text:span>data represented implicitly in weights, computation naturally parallel, robustness, not precise, programmed by learning algorithms</text:p>
      <text:p text:style-name="P68"><text:span text:style-name="T1">Classical computer:</text:span> data represented explicitly, computation is sequential, NOT robust, precise, programmed manually</text:p>
      <text:list xml:id="list232237749378069" text:continue-numbering="true" text:style-name="WWNum38">
        <text:list-item>
          <text:p text:style-name="P1"><text:span text:style-name="T1">Briefly summarize the history of NN implementations.</text:span></text:p>
        </text:list-item>
      </text:list>
      <text:p text:style-name="P68"><text:span text:style-name="T3">TODO</text:span></text:p>
      <text:list xml:id="list232239411509802" text:continue-numbering="true" text:style-name="WWNum38">
        <text:list-item>
          <text:p text:style-name="P1"><text:span text:style-name="T1">What about used hardware?</text:span></text:p>
        </text:list-item>
      </text:list>
      <text:p text:style-name="P68">does not helped much in history, nowadays NN used with GPU computation</text:p>
      <text:list xml:id="list232239102388085" text:continue-numbering="true" text:style-name="WWNum38">
        <text:list-item>
          <text:p text:style-name="P1"><text:span text:style-name="T1">What is ADALINE?</text:span></text:p>
        </text:list-item>
      </text:list>
      <text:list xml:id="list3260916415" text:style-name="WWNum21">
        <text:list-item>
          <text:p text:style-name="P20"><text:span text:style-name="T1">Adaptive linear neuron, </text:span>síť z jednoho neuronu. Klasický formální neuron. Vnitřní potenciál je <text:span text:style-name="T1">ksi = w0 + w1*x1 + … wn*xn</text:span></text:p>
        </text:list-item>
        <text:list-item>
          <text:p text:style-name="P20">aktivační fce<text:span text:style-name="T1"> sigma(ksi) = ksi</text:span></text:p>
        </text:list-item>
        <text:list-item>
          <text:p text:style-name="P20">funkce, kterou počítá (network function):<text:span text:style-name="T1"> y[w](x) = sigma(ksi) = w*x </text:span>(dot product vektorů)</text:p>
        </text:list-item>
        <text:list-item>
          <text:p text:style-name="P20">for training we use euclidean distance</text:p>
        </text:list-item>
      </text:list>
      <text:list xml:id="list232238638101666" text:continue-list="list232239102388085" text:style-name="WWNum38">
        <text:list-item>
          <text:p text:style-name="P1"><text:soft-page-break/><text:span text:style-name="T2">Describe gradient descent in linear regression model (1 neuron, euclidean distance) How does the graph of errors look like? pages 76 - 87</text:span></text:p>
        </text:list-item>
      </text:list>
      <text:p text:style-name="P68">na papíře</text:p>
      <text:list xml:id="list232239222293637" text:continue-numbering="true" text:style-name="WWNum38">
        <text:list-item>
          <text:p text:style-name="P1"><text:span text:style-name="T1">State the Widrow Hoff theorem (for learning rate)</text:span></text:p>
        </text:list-item>
      </text:list>
      <text:p text:style-name="P68">na papíře</text:p>
      <text:list xml:id="list232238506523438" text:continue-numbering="true" text:style-name="WWNum38">
        <text:list-item>
          <text:p text:style-name="P1"><text:span text:style-name="T2">What is the motivation to use logistic regression? (p. 15)</text:span></text:p>
        </text:list-item>
      </text:list>
      <text:p text:style-name="P68">Linear regression is not suitable for solving classification problem. Imagine we would like to “sort” inputs into two groups using a network which would output probability of the input being in group A … the linear regression would not make sense (it is not probability at all). </text:p>
      <text:p text:style-name="P68"/>
      <text:p text:style-name="P67"><text:tab/>Neuron with logistic sigmoid:</text:p>
      <text:list xml:id="list492953544" text:style-name="WWNum16">
        <text:list-item>
          <text:p text:style-name="P2">input x1, x2, …, xn, x0=1</text:p>
        </text:list-item>
        <text:list-item>
          <text:p text:style-name="P2">weights w0, w1, … wn</text:p>
        </text:list-item>
        <text:list-item>
          <text:p text:style-name="P2">inner potential ksi = w0 + w1*x1 + w2*x2 + … + wn*xn</text:p>
        </text:list-item>
        <text:list-item>
          <text:p text:style-name="P2">activation function sigma(ksi) = 1 / (1 + e^(-ksi))</text:p>
        </text:list-item>
        <text:list-item>
          <text:p text:style-name="P2">NN function (we have one neuron still!) y[w](x) = 1 / (1 + e^(-w*x)) </text:p>
        </text:list-item>
      </text:list>
      <text:p text:style-name="P68"/>
      <text:p text:style-name="P68">be able to draw the picture,<text:span text:style-name="T1"> w0 to posouvá doprava doleva</text:span></text:p>
      <text:p text:style-name="P68"><text:span text:style-name="T1">output y is probability of x being given from the class 1</text:span></text:p>
      <text:list xml:id="list232237777591239" text:continue-list="list232238506523438" text:style-name="WWNum38">
        <text:list-item>
          <text:p text:style-name="P1"><text:span text:style-name="T1">Describe features such as inner potential and activation function and “plugging in” of logistic regression.</text:span></text:p>
        </text:list-item>
      </text:list>
      <text:p text:style-name="P68">viz výše</text:p>
      <text:list xml:id="list232238647646915" text:continue-numbering="true" text:style-name="WWNum38">
        <text:list-item>
          <text:p text:style-name="P1"><text:span text:style-name="T2">What is meaning of the sigmoid function? p. 16 a 17</text:span></text:p>
        </text:list-item>
      </text:list>
      <text:p text:style-name="P69"><text:span text:style-name="T1">Model </text:span>nám <text:span text:style-name="T1">dává pst y, že třída 1 nám dala vstup x</text:span></text:p>
      <text:p text:style-name="P69">Uvažme, že třída 1 má skutečnou pravděpodobnos<text:span text:style-name="T1">t y^.</text:span></text:p>
      <text:p text:style-name="P69"><text:soft-page-break/>Šance třídy 1 je pak <text:span text:style-name="T1">y^/(1 - y^). Graf vypadá trochu jako exponenciální fce.</text:span></text:p>
      <text:p text:style-name="P69">Uvažme logaritmus šance: <text:span text:style-name="T1">log( y^/(1 - y^) )</text:span></text:p>
      <text:p text:style-name="P69">Položme <text:span text:style-name="T1">log( y^/(1 - y^) ) = w . x</text:span></text:p>
      <text:p text:style-name="P69">Pak l<text:span text:style-name="T1">og((1-y^) / y ) = - w . x</text:span></text:p>
      <text:p text:style-name="P69">což znamená ( 1 - y^ ) / y^ = e ^ ( - w . x), z toho si vyjádříme y jako 1 / ( 1 + e^(-w.e))</text:p>
      <text:p text:style-name="P69"/>
      <text:p text:style-name="P69">If we model log odds using a linear function, the probability is obtained by the logistic sigmoid on the result of the linear function.</text:p>
      <text:p text:style-name="P69"/>
      <text:list xml:id="list232238370557132" text:continue-numbering="true" text:style-name="WWNum38">
        <text:list-item>
          <text:p text:style-name="P1"><text:span text:style-name="T2">What is derivation of logistic sigmoid function?</text:span></text:p>
        </text:list-item>
      </text:list>
      <text:p text:style-name="P68">sigma’(ksi) = sigma(ksi) * (1 - sigma(ksi) ) = y * (1 - y)</text:p>
      <text:list xml:id="list232238584821862" text:continue-numbering="true" text:style-name="WWNum38">
        <text:list-item>
          <text:p text:style-name="P1"><text:span text:style-name="T2">What is cross-entropy error function? </text:span></text:p>
        </text:list-item>
      </text:list>
      <text:p text:style-name="P68">E(w) = sum from k = 1 to p - (d_k * log(y_k) + (1 - d_k)*log(1 - y_k) )</text:p>
      <text:p text:style-name="P68"/>
      <text:list xml:id="list232239413107924" text:continue-numbering="true" text:style-name="WWNum38">
        <text:list-item>
          <text:p text:style-name="P1"><text:span text:style-name="T1">Why is it better than quadratic function for logistic regression? page 18</text:span></text:p>
        </text:list-item>
      </text:list>
      <text:list xml:id="list1905099809" text:style-name="WWNum19">
        <text:list-item>
          <text:p text:style-name="P21">for classification problem (deciding if the input came from class 1 or 0), if the error function is square error, for y = 0 and d = 1 we would obtain 0 derivation (the model would not change its weight)</text:p>
        </text:list-item>
      </text:list>
      <text:list xml:id="list232239099801840" text:continue-list="list232239413107924" text:style-name="WWNum38">
        <text:list-item>
          <text:p text:style-name="P1"><text:span text:style-name="T2">What is the intuition behind cross-entropy error function?</text:span></text:p>
        </text:list-item>
      </text:list>
      <text:p text:style-name="P68">na papíře</text:p>
      <text:list xml:id="list232239269564447" text:continue-numbering="true" text:style-name="WWNum38">
        <text:list-item>
          <text:p text:style-name="P1"><text:span text:style-name="T1">What is the intuition behind quadratic function (least square) used with linear regression?</text:span></text:p>
        </text:list-item>
      </text:list>
      <text:list xml:id="list1602693349" text:style-name="WWNum44">
        <text:list-item>
          <text:p text:style-name="P22">dobře to modeluje lineární vztah s normálně distribuovanými odchylkami</text:p>
        </text:list-item>
        <text:list-item>
          <text:p text:style-name="P22">na papíře</text:p>
        </text:list-item>
      </text:list>
      <text:list xml:id="list232239576153826" text:continue-list="list232239269564447" text:style-name="WWNum38">
        <text:list-item>
          <text:p text:style-name="P1"><text:span text:style-name="T1">Describe convention notation of MLP</text:span></text:p>
        </text:list-item>
      </text:list>
      <text:list xml:id="list1191438403" text:style-name="WWNum18">
        <text:list-item>
          <text:p text:style-name="P23"><text:soft-page-break/>X, Y, set of input and output neurons, Z is set of all neurons</text:p>
        </text:list-item>
        <text:list-item>
          <text:p text:style-name="P23">ksi_j</text:p>
        </text:list-item>
        <text:list-item>
          <text:p text:style-name="P23"><text:span text:style-name="T9">TODO</text:span></text:p>
        </text:list-item>
      </text:list>
      <text:list xml:id="list232239762472789" text:continue-list="list232239576153826" text:style-name="WWNum38">
        <text:list-item>
          <text:p text:style-name="P1"><text:span text:style-name="T2">Describe how training of MLP works - on one-neuron layers and on many-neurons layers</text:span></text:p>
        </text:list-item>
      </text:list>
      <text:list xml:id="list742331338" text:style-name="WWNum51">
        <text:list-item>
          <text:p text:style-name="P24">na papíře</text:p>
        </text:list-item>
      </text:list>
      <text:list xml:id="list232238968543439" text:continue-list="list232239762472789" text:style-name="WWNum38">
        <text:list-item>
          <text:p text:style-name="P1"><text:span text:style-name="T1">What is the derivation of the sigmoid function?</text:span></text:p>
        </text:list-item>
      </text:list>
      <text:list xml:id="list614459214" text:style-name="WWNum10">
        <text:list-item>
          <text:p text:style-name="P25">y := sigma(ksi) … sigma(ksi)’ = lambda * y * (1 - y), lambda je parametr v exponentu</text:p>
        </text:list-item>
      </text:list>
      <text:list xml:id="list232238576999083" text:continue-list="list232238968543439" text:style-name="WWNum38">
        <text:list-item>
          <text:p text:style-name="P1"><text:span text:style-name="T2">How does backpropagation work?</text:span></text:p>
        </text:list-item>
      </text:list>
      <text:list xml:id="list2940787230" text:style-name="WWNum31">
        <text:list-item>
          <text:p text:style-name="P26">first convert partial derivation of E w.r.t. to w_ij to sum of these derivation of E_k</text:p>
        </text:list-item>
        <text:list-item>
          <text:p text:style-name="P26">then convert partial derivation of E_k w.r.t. w_ij to partial derivation w.r.t. y_j times derivation of the activity function times y_i</text:p>
        </text:list-item>
        <text:list-item>
          <text:p text:style-name="P26">then compute partial derivation of E_k w.r.t. y_j using backpropagation, this means:</text:p>
        </text:list-item>
        <text:list-item>
          <text:p text:style-name="P26">compute this for the output layer</text:p>
        </text:list-item>
        <text:list-item>
          <text:p text:style-name="P26">and then for each layer below using the layer above</text:p>
        </text:list-item>
      </text:list>
      <text:list xml:id="list232239553240670" text:continue-list="list232238576999083" text:style-name="WWNum38">
        <text:list-item>
          <text:p text:style-name="P1"><text:span text:style-name="T1">What is the complexity of the batch algorithm?</text:span></text:p>
        </text:list-item>
      </text:list>
      <text:list xml:id="list1771382639" text:style-name="WWNum4">
        <text:list-item>
          <text:p text:style-name="P27">computation of each partial derivation w.r.t. w_ij is linear with respect to the size of the network and size of the training set</text:p>
        </text:list-item>
        <text:list-item>
          <text:p text:style-name="P27">(assuming unit cost of operations including computation of σ0 r (ξr ) for given ξr )</text:p>
        </text:list-item>
        <text:list-item>
          <text:p text:style-name="P27">sketch of proof: the algorithm does p times: 1. feed forward (computes outputs), 2. backpropagation, computes d E_k / d y_j 3. computes d E_k / d w_ij and adds it to d E / d w_ij</text:p>
        </text:list-item>
      </text:list>
      <text:list xml:id="list232239349640741" text:continue-list="list232239553240670" text:style-name="WWNum38">
        <text:list-item>
          <text:p text:style-name="P1"><text:span text:style-name="T1">What is online algorithm?</text:span></text:p>
        </text:list-item>
      </text:list>
      <text:list xml:id="list3817513613" text:style-name="WWNum17">
        <text:list-item>
          <text:p text:style-name="P28">weights are updated after each training example</text:p>
        </text:list-item>
      </text:list>
      <text:list xml:id="list232238225763591" text:continue-list="list232239349640741" text:style-name="WWNum38">
        <text:list-item>
          <text:p text:style-name="P1"><text:span text:style-name="T1">What is SGD?</text:span></text:p>
        </text:list-item>
      </text:list>
      <text:list xml:id="list1556231008" text:style-name="WWNum7">
        <text:list-item>
          <text:p text:style-name="P29">Stochastic Gradient Descent, compromise between batch and online algorithm</text:p>
        </text:list-item>
        <text:list-item>
          <text:p text:style-name="P29"><text:soft-page-break/>weights are updated after processing a “mini-batch”</text:p>
        </text:list-item>
      </text:list>
      <text:list xml:id="list232238493041261" text:continue-list="list232238225763591" text:style-name="WWNum38">
        <text:list-item>
          <text:p text:style-name="P1"><text:span text:style-name="T1">What are typical error functions? Their usage?</text:span></text:p>
        </text:list-item>
      </text:list>
      <text:list xml:id="list2300501503" text:style-name="WWNum50">
        <text:list-item>
          <text:p text:style-name="P30">square error for linear regression</text:p>
        </text:list-item>
        <text:list-item>
          <text:p text:style-name="P30">mean square error E is no sum of E_k but mean of E_k</text:p>
        </text:list-item>
        <text:list-item>
          <text:p text:style-name="P30">categorical) cross entropy for classification problem</text:p>
        </text:list-item>
        <text:list-item>
          <text:p text:style-name="P30">TODO</text:p>
        </text:list-item>
      </text:list>
      <text:list xml:id="list232239259211655" text:continue-list="list232238493041261" text:style-name="WWNum38">
        <text:list-item>
          <text:p text:style-name="P1"><text:span text:style-name="T1">What are the practical issues when doing a NN project? Theorem na straně 126</text:span></text:p>
        </text:list-item>
      </text:list>
      <text:list xml:id="list1573200114" text:style-name="WWNum54">
        <text:list-item>
          <text:p text:style-name="P31">mainly data processing, not the clever machine learning stuff</text:p>
        </text:list-item>
        <text:list-item>
          <text:p text:style-name="P31">training efficiency: size of minibatch? learning rate eps(t), initializing weights, how to choose desired output values of the network?</text:p>
        </text:list-item>
        <text:list-item>
          <text:p text:style-name="P31">quality of the model: when stop training (avoiding over fitting), regularization techniques, how large networks?</text:p>
        </text:list-item>
        <text:list-item>
          <text:p text:style-name="P31">issues of gradient descent:</text:p>
          <text:list>
            <text:list-item>
              <text:p text:style-name="P62">small networks: lots of local minima where the descent get stuck, large networks have values in local minima so that error function is small enough </text:p>
            </text:list-item>
            <text:list-item>
              <text:p text:style-name="P62">model identifiability problem: swapping incoming weights of neurons i and j leaves the same network</text:p>
            </text:list-item>
            <text:list-item>
              <text:p text:style-name="P62">large networks have exponentially more saddle points than local minima</text:p>
            </text:list-item>
            <text:list-item>
              <text:p text:style-name="P62">flat regions: if the inner potential is too large (in abs. value), then their derivative is extremely small</text:p>
            </text:list-item>
            <text:list-item>
              <text:p text:style-name="P62">steep cliffs: the gradient is extremely large, descent skips important weight vectors</text:p>
            </text:list-item>
          </text:list>
        </text:list-item>
      </text:list>
      <text:list xml:id="list232238537659179" text:continue-list="list232239259211655" text:style-name="WWNum38">
        <text:list-item>
          <text:p text:style-name="P1"><text:span text:style-name="T4">What is roughly the theorem about large nets? p. 126 in slides 8-10</text:span></text:p>
        </text:list-item>
      </text:list>
      <text:list xml:id="list2234897041" text:style-name="WWNum6">
        <text:list-item>
          <text:p text:style-name="P32">large network, soft relu, inputs of norm 1, desired outputs O(n)</text:p>
        </text:list-item>
        <text:list-item>
          <text:p text:style-name="P32">The gradient descent converges (with high probability) to a global</text:p>
        </text:list-item>
      </text:list>
      <text:p text:style-name="P68">minimum with zero error at linear rate.</text:p>
      <text:list xml:id="list232239301799515" text:continue-list="list232238537659179" text:style-name="WWNum38">
        <text:list-item>
          <text:p text:style-name="P1"><text:span text:style-name="T1">Comment on the minibatch size. What is the variance of the gradient estimation? What are the advantages of large mini-batches? What are the advantages of small mini-batches?</text:span></text:p>
        </text:list-item>
      </text:list>
      <text:list xml:id="list3624434943" text:style-name="WWNum9">
        <text:list-item>
          <text:p text:style-name="P33"><text:soft-page-break/>larger more accurate but also require more than linear time</text:p>
        </text:list-item>
        <text:list-item>
          <text:p text:style-name="P33">larger are <text:s/>good if we use parallelization</text:p>
        </text:list-item>
        <text:list-item>
          <text:p text:style-name="P33">rule of thumb: powers of 2</text:p>
        </text:list-item>
        <text:list-item>
          <text:p text:style-name="P33">smaller can give us some regularization effect, better model than the larger generalize better</text:p>
        </text:list-item>
      </text:list>
      <text:list xml:id="list232239402835267" text:continue-list="list232239301799515" text:style-name="WWNum38">
        <text:list-item>
          <text:p text:style-name="P1"><text:span text:style-name="T2">What is momentum? Describe SGD with momentum. p. 131</text:span></text:p>
        </text:list-item>
      </text:list>
      <text:list xml:id="list482443010" text:style-name="WWNum41">
        <text:list-item>
          <text:p text:style-name="P34">řeší např. problém uvíznutí v lokálním minimu, blbý šišatý důlek, kdy stojíme na boku … děláme cik cak a přibližujeme se, ale error roste</text:p>
        </text:list-item>
        <text:list-item>
          <text:p text:style-name="P34"><text:s/></text:p>
        </text:list-item>
      </text:list>
      <text:list xml:id="list232238605976735" text:continue-list="list232239402835267" text:style-name="WWNum38">
        <text:list-item>
          <text:p text:style-name="P1"><text:span text:style-name="T1">What are the typical problems of learning rate chosen wrongly? Describe some rules of thumb to change learning rate.</text:span></text:p>
        </text:list-item>
      </text:list>
      <text:list xml:id="list2552474794" text:style-name="WWNum2">
        <text:list-item>
          <text:p text:style-name="P35">very high … error/loss vystřelí do háje</text:p>
        </text:list-item>
        <text:list-item>
          <text:p text:style-name="P35">high … uvízne v lokálním minimu</text:p>
        </text:list-item>
        <text:list-item>
          <text:p text:style-name="P35">low … pomalý</text:p>
        </text:list-item>
        <text:list-item>
          <text:p text:style-name="P35">Use settings from a successful solution of a similar problem as a</text:p>
        </text:list-item>
        <text:list-item>
          <text:p text:style-name="P35">baseline.</text:p>
        </text:list-item>
        <text:list-item>
          <text:p text:style-name="P35">Search for the learning rate using the learning monitoring:</text:p>
        </text:list-item>
        <text:list-item>
          <text:p text:style-name="P35">Search through values from small (e.g. 0.001) to (0.1), possibly multiplying by 2</text:p>
        </text:list-item>
        <text:list-item>
          <text:p text:style-name="P35">Train for several epochs, observe the learning curves (see cross-validation later).</text:p>
        </text:list-item>
      </text:list>
      <text:list xml:id="list232239464791518" text:continue-list="list232238605976735" text:style-name="WWNum38">
        <text:list-item>
          <text:p text:style-name="P1"><text:span text:style-name="T1">What are different adaptive learning rate schemes?</text:span></text:p>
        </text:list-item>
      </text:list>
      <text:list xml:id="list2510913729" text:style-name="WWNum45">
        <text:list-item>
          <text:p text:style-name="P36"><text:span text:style-name="T10">Power scheduling: Set (t) = eps_0 /(1 + t/s) where eps_ 0 is an initial learning rate and s a number of steps</text:span></text:p>
        </text:list-item>
        <text:list-item>
          <text:p text:style-name="P36"><text:span text:style-name="T10">Exponential scheduling: Set (t) = e_0 *0.1^{t/s} .</text:span></text:p>
        </text:list-item>
        <text:list-item>
          <text:p text:style-name="P36">Piecewise constant scheduling: A constant learning rate for a number of steps/epochs, then a smaller learning rate, and so on.</text:p>
        </text:list-item>
        <text:list-item>
          <text:p text:style-name="P36">1cycle scheduling: Start by increasing the initial learning rate from 0 linearly to 1 (approx. 1 = 100 ) halfway through training. Then decrease from 1 linearly to 0 . Finish by dropping the learning rate by several orders of magnitude (still linearly).</text:p>
        </text:list-item>
      </text:list>
      <text:list xml:id="list232238379814319" text:continue-list="list232239464791518" text:style-name="WWNum38">
        <text:list-item>
          <text:p text:style-name="P1"><text:soft-page-break/><text:span text:style-name="T1">What is AdaGrad? Describe what is behind ADAGrad.</text:span></text:p>
        </text:list-item>
      </text:list>
      <text:list xml:id="list1500780282" text:style-name="WWNum32">
        <text:list-item>
          <text:p text:style-name="P37">we want larger rate for weights with smaller updates and smaller rates for weights with larger updates</text:p>
        </text:list-item>
        <text:list-item>
          <text:p text:style-name="P37">adapting learning rate for each weight</text:p>
        </text:list-item>
        <text:list-item>
          <text:p text:style-name="P37"><text:span text:style-name="T9">TODO na papír</text:span></text:p>
        </text:list-item>
      </text:list>
      <text:list xml:id="list232238324788669" text:continue-list="list232238379814319" text:style-name="WWNum38">
        <text:list-item>
          <text:p text:style-name="P1"><text:span text:style-name="T1">What is RMSProp? Why is it better than AdaGrad?</text:span></text:p>
        </text:list-item>
      </text:list>
      <text:p text:style-name="P68"><text:span text:style-name="T2">TODO na papír</text:span></text:p>
      <text:list xml:id="list232237708570353" text:continue-numbering="true" text:style-name="WWNum38">
        <text:list-item>
          <text:p text:style-name="P1"><text:span text:style-name="T1">What are the options for hidden activation functions? How, when and why are they used?</text:span></text:p>
        </text:list-item>
      </text:list>
      <text:list xml:id="list2214907763" text:style-name="WWNum46">
        <text:list-item>
          <text:p text:style-name="P38">options: logistic sigmoid, tanh, ReLU, leaky ReLU, smooth ReLU, scaled ReLU</text:p>
        </text:list-item>
        <text:list-item>
          <text:p text:style-name="P38">requirements: differentiability (to do gradient descent), non-linearity (linear multi-layer networks are equivalent to single-layer), monotonicity (local extrema of activation functions induce local extrema of the error function), "linearity" (i.e. preserve as much linearity as possible; linear models are easiest to fit; find the "minimum" non-linearity needed to solve a given task)</text:p>
        </text:list-item>
      </text:list>
      <text:list xml:id="list232237798586305" text:continue-list="list232237708570353" text:style-name="WWNum38">
        <text:list-item>
          <text:p text:style-name="P1"><text:span text:style-name="T1">What are the options for output activation functions? With which error functions are they paired? str. 152, lectures 8-10</text:span></text:p>
        </text:list-item>
      </text:list>
      <text:list xml:id="list1557669973" text:style-name="WWNum33">
        <text:list-item>
          <text:p text:style-name="P39">logistic sigmoid, soft-max</text:p>
        </text:list-item>
        <text:list-item>
          <text:p text:style-name="P39">combined with cross-entropy function</text:p>
        </text:list-item>
      </text:list>
      <text:list xml:id="list232239176295752" text:continue-list="list232237798586305" text:style-name="WWNum38">
        <text:list-item>
          <text:p text:style-name="P1"><text:span text:style-name="T1">What are regularization methods and what are they used for?</text:span></text:p>
        </text:list-item>
      </text:list>
      <text:list xml:id="list1400795365" text:style-name="WWNum37">
        <text:list-item>
          <text:p text:style-name="P40">methods for avoiding overfitting, enabling generalization</text:p>
        </text:list-item>
        <text:list-item>
          <text:p text:style-name="P40">early stopping</text:p>
        </text:list-item>
        <text:list-item>
          <text:p text:style-name="P40">size of the network</text:p>
        </text:list-item>
        <text:list-item>
          <text:p text:style-name="P40">ensemble methods</text:p>
        </text:list-item>
        <text:list-item>
          <text:p text:style-name="P40">drop-out</text:p>
        </text:list-item>
        <text:list-item>
          <text:p text:style-name="P40">weight-decay and L2 regularization</text:p>
        </text:list-item>
      </text:list>
      <text:list xml:id="list232239127266708" text:continue-list="list232239176295752" text:style-name="WWNum38">
        <text:list-item>
          <text:p text:style-name="P1"><text:span text:style-name="T2">What are CNN? Which problems they solve? Which layers do they have?</text:span></text:p>
        </text:list-item>
      </text:list>
      <text:list xml:id="list2703060324" text:style-name="WWNum36">
        <text:list-item>
          <text:p text:style-name="P41">convolutional neural network</text:p>
        </text:list-item>
        <text:list-item>
          <text:p text:style-name="P41"><text:soft-page-break/>typically used for image processing</text:p>
        </text:list-item>
        <text:list-item>
          <text:p text:style-name="P41">dense, convolutional, pooling layers</text:p>
        </text:list-item>
      </text:list>
      <text:list xml:id="list232238445899213" text:continue-list="list232239127266708" text:style-name="WWNum38">
        <text:list-item>
          <text:p text:style-name="P1"><text:span text:style-name="T2">Derive the SGD in CNN.</text:span></text:p>
        </text:list-item>
      </text:list>
      <text:p text:style-name="P68"><text:span text:style-name="T2">TODO na papír</text:span></text:p>
      <text:list xml:id="list232239503779014" text:continue-numbering="true" text:style-name="WWNum38">
        <text:list-item>
          <text:p text:style-name="P1"><text:span text:style-name="T1">What is the intuition behind CNN?</text:span></text:p>
        </text:list-item>
      </text:list>
      <text:list xml:id="list1382751568" text:style-name="WWNum56">
        <text:list-item>
          <text:p text:style-name="P42">each part of the convolutional layer that shares weights and maps the input is looking for a specific patter, e.g. circle, horizontal line etc.</text:p>
        </text:list-item>
      </text:list>
      <text:list xml:id="list232238245909097" text:continue-list="list232239503779014" text:style-name="WWNum38">
        <text:list-item>
          <text:p text:style-name="P1"><text:span text:style-name="T1">Describe visualization techniques using CNN, </text:span></text:p>
        </text:list-item>
      </text:list>
      <text:list xml:id="list2192484431" text:style-name="WWNum22">
        <text:list-item>
          <text:p text:style-name="P43"><text:span text:style-name="T1">maximizing input</text:span>, maximize y_i(I) - lambda|| I ||^2, most typical image, dalmatín</text:p>
        </text:list-item>
        <text:list-item>
          <text:p text:style-name="P43"><text:span text:style-name="T1">image specific saliency map</text:span>: rank pixels I_0 based on their influence on the value y_i(I_0), change slightly pixel and look how the input changes, sova a tak</text:p>
        </text:list-item>
        <text:list-item>
          <text:p text:style-name="P44"/>
        </text:list-item>
      </text:list>
      <text:list xml:id="list232238851188056" text:continue-list="list232238245909097" text:style-name="WWNum38">
        <text:list-item>
          <text:p text:style-name="P1"><text:span text:style-name="T1">What is SmoothGrad? Which problem does it solve? sova</text:span></text:p>
        </text:list-item>
      </text:list>
      <text:list xml:id="list2609850743" text:style-name="WWNum40">
        <text:list-item>
          <text:p text:style-name="P45">it solves problem with noisy saliency map</text:p>
        </text:list-item>
        <text:list-item>
          <text:p text:style-name="P45">it takes average of several saliency maps of noisy copies of the input</text:p>
        </text:list-item>
      </text:list>
      <text:list xml:id="list232238241866126" text:continue-list="list232238851188056" text:style-name="WWNum38">
        <text:list-item>
          <text:p text:style-name="P1"><text:span text:style-name="T1">What is occlusion? malý pes</text:span></text:p>
        </text:list-item>
      </text:list>
      <text:list xml:id="list2381291140" text:style-name="WWNum55">
        <text:list-item>
          <text:p text:style-name="P46">systematically cover parts of the input image</text:p>
        </text:list-item>
        <text:list-item>
          <text:p text:style-name="P46">obser the effect on the output value</text:p>
        </text:list-item>
        <text:list-item>
          <text:p text:style-name="P46">find regions with the largest effect</text:p>
        </text:list-item>
        <text:list-item>
          <text:p text:style-name="P46">může sloužit k debuggování modelu</text:p>
        </text:list-item>
      </text:list>
      <text:list xml:id="list232238802287130" text:continue-list="list232238241866126" text:style-name="WWNum38">
        <text:list-item>
          <text:p text:style-name="P1"><text:span text:style-name="T1">What is LIME? p. 16 of slides 11_1, <text:s/>husky</text:span></text:p>
        </text:list-item>
      </text:list>
      <text:list xml:id="list3249216398" text:style-name="WWNum49">
        <text:list-item>
          <text:p text:style-name="P47">slouží k “vysvětlení” interpretací (např. proč si NN myslí, že je na obrázku vlk, když je to husky)</text:p>
        </text:list-item>
        <text:list-item>
          <text:p text:style-name="P47">rozdělíme si obraz na “superpixely” číslovaných od 1 do l</text:p>
        </text:list-item>
        <text:list-item>
          <text:p text:style-name="P47"><text:soft-page-break/>pro každou kombinaci obrázku, kde jsou některé superpixely odstraněny, se podíváme, jaký je výstup na neuronu i … tedy y_i(I[x_číslo_pixelu])</text:p>
        </text:list-item>
        <text:list-item>
          <text:p text:style-name="P47">trénovací sada pro NN bude množina dvojic (konfigurace superpixelů, výstup y_i) </text:p>
        </text:list-item>
        <text:list-item>
          <text:p text:style-name="P47">trénujeme lineární model ADALINE s váhami w_1, …, w_l a minimalizujeme square error</text:p>
        </text:list-item>
        <text:list-item>
          <text:p text:style-name="P47">dostaneme seřazení superpixelů podle toho, jak jsou důležité</text:p>
        </text:list-item>
        <text:list-item>
          <text:p text:style-name="P47">Intuitively, the linear model approximates the networks on the "subimages" of I obtained by removing unimportant superpixels.</text:p>
        </text:list-item>
      </text:list>
      <text:list xml:id="list232239186598183" text:continue-list="list232238802287130" text:style-name="WWNum38">
        <text:list-item>
          <text:p text:style-name="P1"><text:span text:style-name="T2">Define formally RNN, describe its parts and its computation. What is the intuition behind RNN? What is unfolding of the network, why is it used? </text:span><text:span text:style-name="T1">p. 218 lecture 12</text:span></text:p>
        </text:list-item>
      </text:list>
      <text:list xml:id="list3955326666" text:style-name="WWNum27">
        <text:list-item>
          <text:p text:style-name="P48">rekurentní neuronové sítě, používají se hlavně na zpracování řeči (language processing)</text:p>
        </text:list-item>
        <text:list-item>
          <text:p text:style-name="P48">mají tři vrstvy: input, rekurentní, output (resp. budeme se zabývat pouze tímto typem)</text:p>
        </text:list-item>
        <text:list-item>
          <text:p text:style-name="P48">rekurentní vrstva slouží jako “paměť”, síť sdílí váhy napříč časovou sekvenci vstupních vektorů (na rozdíl od CNN, která sdílí prostorově)</text:p>
        </text:list-item>
        <text:list-item>
          <text:p text:style-name="P48">umí zpracovávat sekvence různých délek, na rozdíl od MLP</text:p>
        </text:list-item>
        <text:list-item>
          <text:p text:style-name="P48">v rekurentní vrstvě jsou přidané smyčky a šipky na obě strany mezi každými dvěma neurony</text:p>
        </text:list-item>
        <text:list-item>
          <text:p text:style-name="P48">vyhodnocujeme je na sérii vstupů (každý vstup je vektor!)</text:p>
        </text:list-item>
        <text:list-item>
          <text:p text:style-name="P48">formálně:</text:p>
          <text:list>
            <text:list-item>
              <text:p text:style-name="P63">M inputů (x1, …, xM)</text:p>
            </text:list-item>
            <text:list-item>
              <text:p text:style-name="P63">H skrytých neuronů</text:p>
            </text:list-item>
            <text:list-item>
              <text:p text:style-name="P63">N output neuronů</text:p>
            </text:list-item>
            <text:list-item>
              <text:p text:style-name="P63">U_kk’ váha z inputu x_k’ do skrytého neuronu h_k</text:p>
            </text:list-item>
            <text:list-item>
              <text:p text:style-name="P63">W_kk’ váha ze skrytého neuronu h_k’ do skrytého h_k</text:p>
            </text:list-item>
            <text:list-item>
              <text:p text:style-name="P63">V_kk’ váha ze skrytého neuronu h_k’ do output neuronu y_k</text:p>
            </text:list-item>
          </text:list>
        </text:list-item>
      </text:list>
      <text:p text:style-name="P67"><text:tab/>- dále na papíře, popis aktivity RNN + v maticové formě</text:p>
      <text:list xml:id="list232237708181098" text:continue-list="list232239186598183" text:style-name="WWNum38">
        <text:list-item>
          <text:p text:style-name="P1"><text:span text:style-name="T2">How training of RNN works? Describe it</text:span></text:p>
        </text:list-item>
      </text:list>
      <text:p text:style-name="P68"><text:soft-page-break/>na papíře</text:p>
      <text:list xml:id="list232238434928502" text:continue-numbering="true" text:style-name="WWNum38">
        <text:list-item>
          <text:p text:style-name="P1"><text:span text:style-name="T2">Define formally gradient descent in RNN and the backpropagation. (225 and beyond lecture 12)</text:span></text:p>
        </text:list-item>
      </text:list>
      <text:p text:style-name="P68">na papíře</text:p>
      <text:list xml:id="list232238950382546" text:continue-numbering="true" text:style-name="WWNum38">
        <text:list-item>
          <text:p text:style-name="P1"><text:span text:style-name="T1">Why is it called back-propagation in time? What is the problem with long-term dependencies?</text:span></text:p>
        </text:list-item>
      </text:list>
      <text:list xml:id="list2212548976" text:style-name="WWNum5">
        <text:list-item>
          <text:p text:style-name="P49">because it is backpropagation on the unfolding of the network</text:p>
        </text:list-item>
      </text:list>
      <text:list xml:id="list232237734349870" text:continue-list="list232238950382546" text:style-name="WWNum38">
        <text:list-item>
          <text:p text:style-name="P1"><text:span text:style-name="T1">What is vanishing gradient?</text:span></text:p>
        </text:list-item>
      </text:list>
      <text:list xml:id="list4251734482" text:style-name="WWNum28">
        <text:list-item>
          <text:p text:style-name="P50">in deep networks, or “wide” unfolded RNN, we are multiplying by numbers less than 1 or greater than 1 many times</text:p>
        </text:list-item>
        <text:list-item>
          <text:p text:style-name="P50">therefore the network is not learning from the past, it is forgetting things</text:p>
        </text:list-item>
        <text:list-item>
          <text:p text:style-name="P50">suma z sigma’ * W_kk’</text:p>
        </text:list-item>
        <text:list-item>
          <text:p text:style-name="P50">exploduje nebo shrinkuje</text:p>
        </text:list-item>
      </text:list>
      <text:list xml:id="list232239113141604" text:continue-list="list232237734349870" text:style-name="WWNum38">
        <text:list-item>
          <text:p text:style-name="P1"><text:span text:style-name="T1">What is LSTM (formally and intuitively) and what is it good for?</text:span></text:p>
        </text:list-item>
      </text:list>
      <text:list xml:id="list2096477436" text:style-name="WWNum3">
        <text:list-item>
          <text:p text:style-name="P51">it solves vanishing gradient problem</text:p>
        </text:list-item>
      </text:list>
      <text:list xml:id="list232238427809365" text:continue-list="list232239113141604" text:style-name="WWNum38">
        <text:list-item>
          <text:p text:style-name="P1"><text:span text:style-name="T1">Write the formulas for LSTM</text:span></text:p>
        </text:list-item>
      </text:list>
      <text:list xml:id="list1214120946" text:style-name="WWNum58">
        <text:list-item>
          <text:p text:style-name="P52">na papíře</text:p>
        </text:list-item>
      </text:list>
      <text:list xml:id="list232239341507010" text:continue-list="list232238427809365" text:style-name="WWNum38">
        <text:list-item>
          <text:p text:style-name="P1"><text:span text:style-name="T1">Why are RNN still considered as feed-forward?</text:span></text:p>
        </text:list-item>
      </text:list>
      <text:list xml:id="list3957494805" text:style-name="WWNum52">
        <text:list-item>
          <text:p text:style-name="P53">můžeme je rozbalit a dívat se na ně jako na feed-forward v čase</text:p>
        </text:list-item>
      </text:list>
      <text:list xml:id="list232238529852346" text:continue-list="list232239341507010" text:style-name="WWNum38">
        <text:list-item>
          <text:p text:style-name="P1"><text:span text:style-name="T1">What are autoencoders and how can they be represented by NN? What is their usage?</text:span></text:p>
        </text:list-item>
      </text:list>
      <text:list xml:id="list1682922998" text:style-name="WWNum48">
        <text:list-item>
          <text:p text:style-name="P54">encoder, decoder, we want to find encoder and decoder such that their composition is almost identity</text:p>
        </text:list-item>
        <text:list-item>
          <text:p text:style-name="P54">encoding of x is called latent representation of x</text:p>
        </text:list-item>
        <text:list-item>
          <text:p text:style-name="P54">usage: compression, dimensionality reduction, pre-training, generating things from a known distribution</text:p>
        </text:list-item>
        <text:list-item>
          <text:p text:style-name="P54">encoding as one MLP, decode as MLP, these MLP can be connected in a single network, minimizing reconstruction error</text:p>
        </text:list-item>
      </text:list>
      <text:list xml:id="list232238586008862" text:continue-list="list232238529852346" text:style-name="WWNum38">
        <text:list-item>
          <text:p text:style-name="P1"><text:soft-page-break/><text:span text:style-name="T2">What is PCA and what is the intuition behind PCA?</text:span></text:p>
        </text:list-item>
      </text:list>
      <text:list xml:id="list843465144" text:style-name="WWNum57">
        <text:list-item>
          <text:p text:style-name="P55">principal component analysis</text:p>
        </text:list-item>
        <text:list-item>
          <text:p text:style-name="P55">decompose the images (e.g. of faces) to components so that each face is a linear combination of those components</text:p>
        </text:list-item>
      </text:list>
      <text:list xml:id="list232238493594651" text:continue-list="list232238586008862" text:style-name="WWNum38">
        <text:list-item>
          <text:p text:style-name="P1"><text:span text:style-name="T1">Autoencoder - pretraining</text:span></text:p>
        </text:list-item>
      </text:list>
      <text:list xml:id="list2658766127" text:style-name="WWNum47">
        <text:list-item>
          <text:p text:style-name="P56">pre trained without desired outputs</text:p>
        </text:list-item>
        <text:list-item>
          <text:p text:style-name="P56">encoder computes a latent representation for every input vector, it is supposed to extract important features</text:p>
        </text:list-item>
        <text:list-item>
          <text:p text:style-name="P56">new part (e.g. MLP) is added on the top of the encoder and the whole is trained on labelled data</text:p>
        </text:list-item>
        <text:list-item>
          <text:p text:style-name="P56">pretraining is supposed to initialize weights in a smart way</text:p>
        </text:list-item>
      </text:list>
      <text:list xml:id="list232237866256388" text:continue-list="list232238493594651" text:style-name="WWNum38">
        <text:list-item>
          <text:p text:style-name="P1"><text:span text:style-name="T2">What are GAN networks?</text:span></text:p>
        </text:list-item>
      </text:list>
      <text:list xml:id="list1860628631" text:style-name="WWNum1">
        <text:list-item>
          <text:p text:style-name="P57">generative adversarial nets</text:p>
        </text:list-item>
        <text:list-item>
          <text:p text:style-name="P57">we want it to be able to generate something (some fakes)</text:p>
        </text:list-item>
        <text:list-item>
          <text:p text:style-name="P57">skládá se ze dvou sítí:</text:p>
        </text:list-item>
      </text:list>
      <text:list xml:id="list232238802669449" text:continue-list="list232237866256388" text:style-name="WWNum38">
        <text:list-item>
          <text:list>
            <text:list-item>
              <text:list>
                <text:list-item>
                  <text:p text:style-name="P64"><text:span text:style-name="T1">generátor: </text:span>počítá funkci G z R^k do R^n, která bere náhodný vstup a produkuje output G(z) s daným rozdělením pravděpodobnosti</text:p>
                </text:list-item>
                <text:list-item>
                  <text:p text:style-name="P64"><text:span text:style-name="T1">diskriminátor: </text:span>binární klasifikátor, rozlišuje, jestli je to “pravé” nebo fake udělaný generátorem</text:p>
                </text:list-item>
                <text:list-item>
                  <text:p text:style-name="P64">T je training set (bez labelů), generátor má vyrobit podobné věci, diskriminátor má poznat, když nějaká věc není z T</text:p>
                </text:list-item>
                <text:list-item>
                  <text:p text:style-name="P64">vygeneruje se set šumu, náhodná z1, …, zp, z nich generátor vyrobí fakey</text:p>
                </text:list-item>
                <text:list-item>
                  <text:p text:style-name="P64">formule pro GAN … na papíře!</text:p>
                </text:list-item>
              </text:list>
            </text:list-item>
          </text:list>
        </text:list-item>
        <text:list-item>
          <text:p text:style-name="P1"><text:span text:style-name="T2">Jak se trénuje GAN?</text:span></text:p>
        </text:list-item>
      </text:list>
      <text:list xml:id="list790441419" text:style-name="WWNum14">
        <text:list-item>
          <text:p text:style-name="P58">nemůžeme použít GD, protože potřebujeme jak minimalizovat, tak minimalizovat</text:p>
        </text:list-item>
        <text:list-item>
          <text:p text:style-name="P58">během k kroků děláme GD na diskriminátoru</text:p>
        </text:list-item>
        <text:list-item>
          <text:p text:style-name="P58">poté děláme GD na generátoru použijeme chybu, kde je pouze člen log(1-D(z)) ale BEZ mínusu a chceme to minimalizovat</text:p>
        </text:list-item>
        <text:list-item>
          <text:p text:style-name="P58"><text:soft-page-break/>je to těžké</text:p>
        </text:list-item>
      </text:list>
      <text:p text:style-name="P7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fo:font-weight="bold"/>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1in"/>
        </style:list-level-properties>
      </text:list-level-style-bullet>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3" text:style-name="ListLabel_20_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350" meta:word-count="4342" meta:character-count="24581" meta:non-whitespace-character-count="20858"/>
    <meta:generator>LibreOfficeDev/6.0.5.2$Linux_X86_64 LibreOffice_project/</meta:generator>
  </office:meta>
</office:document-meta>
</file>